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>
        <style:tab-stops>
          <style:tab-stop style:position="19.001cm"/>
        </style:tab-stops>
      </style:paragraph-properties>
    </style:style>
    <style:style style:name="P3" style:family="paragraph" style:parent-style-name="Standard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.I.S. Giovanni Cena</text:p>
      <text:p text:style-name="P1">Via Dora Baltea, 3, 10015 Ivrea TO</text:p>
      <text:p text:style-name="P1">Email: contatti@iiscena.it – Tel. 0125-641570</text:p>
      <text:p text:style-name="P1">Partita Iva e Codice Fiscale 93026410014</text:p>
      <text:p text:style-name="Standard"/>
      <text:p text:style-name="Standard"/>
      <text:p text:style-name="Standard"/>
      <text:p text:style-name="Standard">Spett.le Hextech S.p.A.</text:p>
      <text:p text:style-name="Standard">Ufficio Marketing </text:p>
      <text:p text:style-name="Standard">Via dei Pixel, 88</text:p>
      <text:p text:style-name="Standard">20100 Milano (MI)</text:p>
      <text:p text:style-name="Standard"/>
      <text:p text:style-name="Standard"/>
      <text:p text:style-name="Standard"/>
      <text:p text:style-name="P3">Ivrea, 20 febbraio 2025</text:p>
      <text:p text:style-name="Standard"/>
      <text:p text:style-name="Standard"/>
      <text:p text:style-name="Standard"/>
      <text:p text:style-name="Standard">Oggetto: proposta di collaborazione per iniziativa eSports scolastica</text:p>
      <text:p text:style-name="Standard"/>
      <text:p text:style-name="Standard"/>
      <text:p text:style-name="Standard">Egregi Signori,</text:p>
      <text:p text:style-name="Standard"><text:s text:c="5"/>l’Istituto di Istruzione Superiore “Giovanni Cena” di Ivrea intende avviare il primo progetto <text:s text:c="17"/>eSports scolastico, con l’obiettivo di coniugare competizione, strategia e formazione.</text:p>
      <text:p text:style-name="Standard"/>
      <text:p text:style-name="Standard"><text:s text:c="5"/>A tal fine, organizziamo un torneo interno di eSports, iniziativa che, oltre a valorizzare le competenze digitali degli studenti, rappresenta un’opportunità per avvicinare il mondo dell’istruzione al settore gaming.</text:p>
      <text:p text:style-name="Standard"/>
      <text:p text:style-name="Standard"><text:s text:c="5"/>Ritenendo la vostra azienda un punto di riferimento nel settore, proponiamo una collaborazione, valutando possibili forme di sponsorship o supporto tecnico. In cambio, garantiamo visibilità sui nostri canali istituzionali e un contatto diretto con il pubblico giovanile.</text:p>
      <text:p text:style-name="Standard"/>
      <text:p text:style-name="Standard">Restiamo a disposizione per concordare un incontro e confidiamo in un vostro riscontro.</text:p>
      <text:p text:style-name="Standard"/>
      <text:p text:style-name="Standard"/>
      <text:p text:style-name="Standard"/>
      <text:p text:style-name="P3">Distinti saluti.</text:p>
      <text:p text:style-name="P3">Enrico Bruno</text:p>
      <text:p text:style-name="P3">Dirigente Scolastico</text:p>
      <text:p text:style-name="P3">I.I.S. Giovanni Cena – Ivrea</text:p>
      <text:p text:style-name="Standard"/>
      <text:p text:style-name="Standard"/>
      <text:p text:style-name="Standard">Prot. n. 001 / MC / 20.02.202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20T12:45:58.72</meta:creation-date>
    <meta:document-statistic meta:table-count="0" meta:image-count="0" meta:object-count="0" meta:page-count="1" meta:paragraph-count="20" meta:word-count="167" meta:character-count="1211"/>
    <dc:date>2025-02-20T13:12:44.22</dc:date>
    <meta:editing-duration>PT11M35S</meta:editing-duration>
    <meta:editing-cycles>1</meta:editing-cycles>
    <meta:generator>OpenOffice/4.1.5$Win32 OpenOffice.org_project/415m1$Build-9789</meta:generator>
  </office:meta>
</office:document-meta>
</file>